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paragraph-properties fo:text-align="end" style:justify-single-word="false"/>
      <style:text-properties officeooo:paragraph-rsid="00d4df5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paragraph-properties fo:text-align="start" style:justify-single-word="false"/>
      <style:text-properties officeooo:paragraph-rsid="00d4df5c"/>
    </style:style>
    <style:style style:name="P15" style:family="paragraph" style:parent-style-name="Footer">
      <style:paragraph-properties fo:text-align="start" style:justify-single-word="false"/>
      <style:text-properties officeooo:paragraph-rsid="0211dd7e"/>
    </style:style>
    <style:style style:name="P16" style:family="paragraph" style:parent-style-name="Footer">
      <style:text-properties officeooo:paragraph-rsid="00d4df5c"/>
    </style:style>
    <style:style style:name="P17" style:family="paragraph" style:parent-style-name="Footer">
      <style:text-properties fo:text-transform="uppercase" fo:color="#808080" loext:opacity="100%" style:font-name="Bitstream Vera Sans4" fo:font-size="9pt" officeooo:rsid="0289fb01" officeooo:paragraph-rsid="0289fb01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4" fo:font-size="9pt" officeooo:rsid="02966e99" officeooo:paragraph-rsid="02966e99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4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4" fo:font-size="9pt" officeooo:rsid="028bae53" officeooo:paragraph-rsid="028bae5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4" fo:font-size="9pt" officeooo:rsid="02826cba" officeooo:paragraph-rsid="02826cb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4" fo:font-size="9pt" officeooo:rsid="027891e0" officeooo:paragraph-rsid="027891e0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4" fo:font-size="9pt" officeooo:rsid="0092663a" officeooo:paragraph-rsid="0092663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4" fo:font-size="9pt" officeooo:rsid="00863005" officeooo:paragraph-rsid="00863005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4" fo:font-size="9pt" officeooo:rsid="02112a83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4" fo:font-size="9pt" officeooo:rsid="01f8729d" officeooo:paragraph-rsid="02112a83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4" fo:font-size="9pt" officeooo:rsid="00d4df5c" officeooo:paragraph-rsid="00d4df5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4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4" fo:font-size="9pt" officeooo:rsid="010d91c2" officeooo:paragraph-rsid="010d91c2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4" fo:font-size="9pt" officeooo:rsid="00d8520c" officeooo:paragraph-rsid="00d8520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4" fo:font-size="9pt" officeooo:rsid="00d8520c" officeooo:paragraph-rsid="00c384c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4" fo:font-size="9pt" officeooo:rsid="010f7046" officeooo:paragraph-rsid="010f7046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4" fo:font-size="9pt" officeooo:rsid="01120261" officeooo:paragraph-rsid="01120261" fo:background-color="transparent"/>
    </style:style>
    <style:style style:name="P3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4" fo:font-size="9pt" officeooo:rsid="0211dd7e" officeooo:paragraph-rsid="02112a83" fo:background-color="transparent"/>
    </style:style>
    <style:style style:name="P3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4" fo:font-size="9pt" officeooo:rsid="0211dd7e" officeooo:paragraph-rsid="0211dd7e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4" fo:font-size="9pt" officeooo:rsid="0202bcc5" officeooo:paragraph-rsid="008d016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4" fo:font-size="9pt" officeooo:rsid="0054f64f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4" fo:font-size="9pt" officeooo:rsid="0054f64f" officeooo:paragraph-rsid="0054f64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4" fo:font-size="9pt" officeooo:rsid="0054f64f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4" fo:font-size="9pt" officeooo:rsid="009a8a6b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4" fo:font-size="9pt" officeooo:rsid="009e3fdd" officeooo:paragraph-rsid="004274bc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4" fo:font-size="9pt" officeooo:rsid="020e4367" officeooo:paragraph-rsid="020e436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4" fo:font-size="9pt" officeooo:rsid="020eb4a7" officeooo:paragraph-rsid="020eb4a7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4" fo:font-size="9pt" officeooo:rsid="0205a7d8" officeooo:paragraph-rsid="0205a7d8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4" fo:font-size="9pt" officeooo:rsid="0208825c" officeooo:paragraph-rsid="0208825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4" fo:font-size="9pt" officeooo:rsid="02a9fd5d" officeooo:paragraph-rsid="02a9fd5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4" fo:font-size="9pt" officeooo:rsid="02a56131" officeooo:paragraph-rsid="02a56131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4" fo:font-size="9pt" officeooo:rsid="02aa6e56" officeooo:paragraph-rsid="02aa6e5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4" fo:font-size="9pt" officeooo:rsid="02b34792" officeooo:paragraph-rsid="02b34792" fo:background-color="transparent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30c4d7d"/>
    </style:style>
    <style:style style:name="P52" style:family="paragraph" style:parent-style-name="Footer">
      <style:text-properties officeooo:paragraph-rsid="008d016c"/>
    </style:style>
    <style:style style:name="P53" style:family="paragraph" style:parent-style-name="Footer">
      <style:text-properties officeooo:paragraph-rsid="010f7046"/>
    </style:style>
    <style:style style:name="P54" style:family="paragraph" style:parent-style-name="Footer">
      <style:text-properties officeooo:paragraph-rsid="01120261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paragraph-properties fo:text-align="start" style:justify-single-word="false"/>
    </style:style>
    <style:style style:name="P72" style:family="paragraph" style:parent-style-name="_5f_Header_20_G_20_page_20_paire_20__28_G_29_">
      <style:text-properties officeooo:paragraph-rsid="0334a5be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impaire_20__28_D_29_">
      <style:text-properties officeooo:rsid="027aa87d" officeooo:paragraph-rsid="027aa87d"/>
    </style:style>
    <style:style style:name="P75" style:family="paragraph" style:parent-style-name="_5f_Header_20_N_20_page_20_impaire_20__28_D_29_">
      <style:text-properties officeooo:rsid="0277791e" officeooo:paragraph-rsid="0277791e"/>
    </style:style>
    <style:style style:name="P7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85" style:family="paragraph" style:parent-style-name="Header">
      <style:paragraph-properties fo:text-align="center" style:justify-single-word="false"/>
      <style:text-properties officeooo:paragraph-rsid="00ab054e"/>
    </style:style>
    <style:style style:name="P86" style:family="paragraph" style:parent-style-name="Header">
      <style:paragraph-properties fo:text-align="center" style:justify-single-word="false"/>
      <style:text-properties officeooo:paragraph-rsid="00c10aa6"/>
    </style:style>
    <style:style style:name="P87" style:family="paragraph" style:parent-style-name="Header">
      <style:paragraph-properties fo:text-align="start" style:justify-single-word="false"/>
      <style:text-properties officeooo:paragraph-rsid="0289fb01"/>
    </style:style>
    <style:style style:name="P88" style:family="paragraph" style:parent-style-name="Header">
      <style:paragraph-properties fo:text-align="start" style:justify-single-word="false"/>
      <style:text-properties officeooo:paragraph-rsid="0211dd7e"/>
    </style:style>
    <style:style style:name="P89" style:family="paragraph" style:parent-style-name="Header">
      <style:paragraph-properties fo:text-align="start" style:justify-single-word="false"/>
      <style:text-properties officeooo:paragraph-rsid="02a56131"/>
    </style:style>
    <style:style style:name="P9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Footer_20_page_20_impaire_20__28_D_29_"/>
    <style:style style:name="P101" style:family="paragraph" style:parent-style-name="_5f_Footer_20_page_20_impaire_20__28_D_29_">
      <style:text-properties fo:text-transform="uppercase" fo:color="#808080" loext:opacity="100%" style:font-name="Bitstream Vera Sans4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2" style:family="paragraph" style:parent-style-name="_5f_Footer_20_page_20_paire_20__28_G_29_">
      <style:text-properties fo:font-size="9pt" style:font-size-asian="9pt" style:font-size-complex="9pt"/>
    </style:style>
    <style:style style:name="P103" style:family="paragraph" style:parent-style-name="_5f_Footer_20_page_20_paire_20__28_G_29_"/>
    <style:style style:name="P104" style:family="paragraph" style:parent-style-name="_5f_Paragraphe_5f_Bullet" style:list-style-name=""/>
    <style:style style:name="P105" style:family="paragraph" style:parent-style-name="_5f_Paragraphe_5f_Réponse_5f_Elève" style:list-style-name="_5f_Numérotation_20_des_20_exercices"/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aragraphe_5f_Réponse_5f_Pointillés_5f_Grisés">
      <style:text-properties officeooo:paragraph-rsid="022294fa"/>
    </style:style>
    <style:style style:name="P108" style:family="paragraph" style:parent-style-name="_5f_Paragraphe_5f_avec_5f_Num_5f_Question" style:list-style-name="_5f_Numérotation_20_des_20_exercices"/>
    <style:style style:name="P109" style:family="paragraph" style:parent-style-name="_5f_Premier_5f_Titre_5f_Exercices_5f_avec_5f_Num_5f_Exo_5f_sans_5f_Titre" style:list-style-name="_5f_Numérotation_20_des_20_exercices" style:master-page-name="_33__5f_6_5f_SERIE_5f_N_5f_GAUCHE_5f_ET_5f_DROITE_5f_2COL">
      <style:paragraph-properties style:page-number="156" fo:break-before="auto" fo:break-after="auto"/>
    </style:style>
    <style:style style:name="P110" style:family="paragraph" style:parent-style-name="_5f_Titre_5f_Exercices_5f_sans_5f_Titre" style:list-style-name="_5f_Numérotation_20_des_20_exercices"/>
    <style:style style:name="P11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text-align="center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19" style:family="paragraph">
      <loext:graphic-properties draw:fill="solid" draw:fill-color="#7fb241"/>
    </style:style>
    <style:style style:name="P120" style:family="paragraph">
      <loext:graphic-properties draw:fill="solid" draw:fill-color="#1ca2b8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1b6dc57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53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5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5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5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5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4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4" fo:font-size="9pt" officeooo:rsid="0160d7ef" fo:background-color="transparent" loext:char-shading-value="0"/>
    </style:style>
    <style:style style:name="T77" style:family="text">
      <style:text-properties fo:text-transform="uppercase" fo:color="#808080" loext:opacity="100%" style:font-name="Bitstream Vera Sans4" fo:font-size="9pt" officeooo:rsid="00d4df5c" fo:background-color="transparent" loext:char-shading-value="0"/>
    </style:style>
    <style:style style:name="T78" style:family="text">
      <style:text-properties fo:text-transform="uppercase" fo:color="#808080" loext:opacity="100%" style:font-name="Bitstream Vera Sans4" fo:font-size="9pt" officeooo:rsid="01ecd3e3" fo:background-color="transparent" loext:char-shading-value="0"/>
    </style:style>
    <style:style style:name="T79" style:family="text">
      <style:text-properties fo:text-transform="uppercase" fo:color="#808080" loext:opacity="100%" style:font-name="Bitstream Vera Sans4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4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4" fo:font-size="9pt" officeooo:rsid="01dfe97b" fo:background-color="transparent" loext:char-shading-value="0"/>
    </style:style>
    <style:style style:name="T82" style:family="text">
      <style:text-properties fo:text-transform="uppercase" fo:color="#808080" loext:opacity="100%" style:font-name="Bitstream Vera Sans4" fo:font-size="9pt" officeooo:rsid="009e3fdd" fo:background-color="transparent" loext:char-shading-value="0"/>
    </style:style>
    <style:style style:name="T83" style:family="text">
      <style:text-properties fo:text-transform="uppercase" fo:color="#808080" loext:opacity="100%" style:font-name="Bitstream Vera Sans4" fo:font-size="9pt" officeooo:rsid="00b5d2d1" fo:background-color="transparent" loext:char-shading-value="0"/>
    </style:style>
    <style:style style:name="T84" style:family="text">
      <style:text-properties fo:text-transform="uppercase" fo:color="#808080" loext:opacity="100%" style:font-name="Bitstream Vera Sans4" fo:font-size="9pt" officeooo:rsid="00b6801f" fo:background-color="transparent" loext:char-shading-value="0"/>
    </style:style>
    <style:style style:name="T85" style:family="text">
      <style:text-properties fo:text-transform="uppercase" fo:color="#808080" loext:opacity="100%" style:font-name="Bitstream Vera Sans4" fo:font-size="9pt" officeooo:rsid="01e10c40" fo:background-color="transparent" loext:char-shading-value="0"/>
    </style:style>
    <style:style style:name="T86" style:family="text">
      <style:text-properties fo:text-transform="uppercase" fo:color="#808080" loext:opacity="100%" style:font-name="Bitstream Vera Sans4" fo:font-size="9pt" officeooo:rsid="019c9165" fo:background-color="transparent" loext:char-shading-value="0"/>
    </style:style>
    <style:style style:name="T87" style:family="text">
      <style:text-properties fo:text-transform="uppercase" fo:color="#808080" loext:opacity="100%" style:font-name="Bitstream Vera Sans4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4" fo:font-size="9pt" officeooo:rsid="009c03d7" fo:background-color="transparent" loext:char-shading-value="0"/>
    </style:style>
    <style:style style:name="T89" style:family="text">
      <style:text-properties fo:text-transform="uppercase" fo:color="#808080" loext:opacity="100%" style:font-name="Bitstream Vera Sans4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4" fo:font-size="9pt" officeooo:rsid="01f8729d" fo:background-color="transparent" loext:char-shading-value="0"/>
    </style:style>
    <style:style style:name="T91" style:family="text">
      <style:text-properties fo:text-transform="uppercase" fo:color="#808080" loext:opacity="100%" style:font-name="Bitstream Vera Sans4" fo:font-size="9pt" officeooo:rsid="010c4d3a" fo:background-color="transparent" loext:char-shading-value="0"/>
    </style:style>
    <style:style style:name="T92" style:family="text">
      <style:text-properties fo:text-transform="uppercase" fo:color="#808080" loext:opacity="100%" style:font-name="Bitstream Vera Sans4" fo:font-size="9pt" officeooo:rsid="010d212a" fo:background-color="transparent" loext:char-shading-value="0"/>
    </style:style>
    <style:style style:name="T93" style:family="text">
      <style:text-properties fo:text-transform="uppercase" fo:color="#808080" loext:opacity="100%" style:font-name="Bitstream Vera Sans4" fo:font-size="9pt" officeooo:rsid="015c53e1" fo:background-color="transparent" loext:char-shading-value="0"/>
    </style:style>
    <style:style style:name="T94" style:family="text">
      <style:text-properties fo:text-transform="uppercase" fo:color="#808080" loext:opacity="100%" style:font-name="Bitstream Vera Sans4" fo:font-size="9pt" officeooo:rsid="01924125" fo:background-color="transparent" loext:char-shading-value="0"/>
    </style:style>
    <style:style style:name="T95" style:family="text">
      <style:text-properties fo:text-transform="uppercase" fo:color="#808080" loext:opacity="100%" style:font-name="Bitstream Vera Sans4" fo:font-size="9pt" officeooo:rsid="030c4d7d" fo:background-color="transparent" loext:char-shading-value="0"/>
    </style:style>
    <style:style style:name="T96" style:family="text">
      <style:text-properties fo:text-transform="uppercase" fo:color="#808080" loext:opacity="100%" style:font-name="Bitstream Vera Sans4" fo:font-size="9pt" officeooo:rsid="0386731d" fo:background-color="transparent" loext:char-shading-value="0"/>
    </style:style>
    <style:style style:name="T97" style:family="text">
      <style:text-properties fo:text-transform="uppercase" fo:color="#808080" loext:opacity="100%" style:font-name="Bitstream Vera Sans4" fo:font-size="9pt" officeooo:rsid="0334510d" fo:background-color="transparent" loext:char-shading-value="0"/>
    </style:style>
    <style:style style:name="T98" style:family="text">
      <style:text-properties fo:text-transform="uppercase" fo:color="#808080" loext:opacity="100%" style:font-name="Bitstream Vera Sans4" fo:font-size="9pt" officeooo:rsid="033506eb" fo:background-color="transparent" loext:char-shading-value="0"/>
    </style:style>
    <style:style style:name="T99" style:family="text">
      <style:text-properties fo:text-transform="uppercase" fo:color="#808080" loext:opacity="100%" style:font-name="Bitstream Vera Sans4" fo:font-size="9pt" officeooo:rsid="038bc026" fo:background-color="transparent" loext:char-shading-value="0"/>
    </style:style>
    <style:style style:name="T100" style:family="text">
      <style:text-properties fo:text-transform="uppercase" fo:color="#808080" loext:opacity="100%" style:font-name="Bitstream Vera Sans4" fo:font-size="9pt" officeooo:rsid="038719cc" fo:background-color="transparent" loext:char-shading-value="0"/>
    </style:style>
    <style:style style:name="T101" style:family="text">
      <style:text-properties fo:text-transform="uppercase" fo:color="#808080" loext:opacity="100%" style:font-name="Bitstream Vera Sans4" fo:font-size="9pt" officeooo:rsid="0313166c" fo:background-color="transparent" loext:char-shading-value="0"/>
    </style:style>
    <style:style style:name="T102" style:family="text">
      <style:text-properties fo:text-transform="uppercase" fo:color="#808080" loext:opacity="100%" style:font-name="Bitstream Vera Sans4" fo:font-size="9pt" officeooo:rsid="030f34d6" fo:background-color="transparent" loext:char-shading-value="0"/>
    </style:style>
    <style:style style:name="T103" style:family="text">
      <style:text-properties fo:text-transform="uppercase" fo:color="#808080" loext:opacity="100%" style:font-name="Bitstream Vera Sans4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4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4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4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4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4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4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4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4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4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4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4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4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4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4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4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4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4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4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4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4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4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4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4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4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4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4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4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4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4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4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4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4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4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4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4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4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4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4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4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4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4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4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4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4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b5d2d1"/>
    </style:style>
    <style:style style:name="T149" style:family="text">
      <style:text-properties officeooo:rsid="015f088a"/>
    </style:style>
    <style:style style:name="T150" style:family="text">
      <style:text-properties officeooo:rsid="0160d7ef"/>
    </style:style>
    <style:style style:name="T151" style:family="text">
      <style:text-properties officeooo:rsid="02735980"/>
    </style:style>
    <style:style style:name="T152" style:family="text">
      <style:text-properties officeooo:rsid="02757f12"/>
    </style:style>
    <style:style style:name="T153" style:family="text">
      <style:text-properties officeooo:rsid="0272f9e5"/>
    </style:style>
    <style:style style:name="T154" style:family="text">
      <style:text-properties officeooo:rsid="026ec296"/>
    </style:style>
    <style:style style:name="T155" style:family="text">
      <style:text-properties officeooo:rsid="0268e0aa"/>
    </style:style>
    <style:style style:name="T156" style:family="text">
      <style:text-properties officeooo:rsid="0072f07f"/>
    </style:style>
    <style:style style:name="T157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/>
    <style:style style:name="T180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1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solid" draw:fill-color="#d7e12c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Shape2_0" draw:style-name="gr15" draw:text-style-name="P121" svg:width="3.918cm" svg:height="1.031cm" draw:transform="rotate (0.0876155284501153) translate (0.137583333333333cm 0.342194444444444cm)">
        <draw:text-box>
          <text:p text:style-name="P115"><text:span text:style-name="T181">Fiche supplémentaire</text:span></text:p>
        </draw:text-box>
      </draw:frame>
      <draw:line text:anchor-type="page" text:anchor-page-number="1" draw:z-index="2" draw:name="Shape3_0" draw:style-name="gr16" draw:text-style-name="P115" svg:x1="11.317cm" svg:y1="1.473cm" svg:x2="21.997cm" svg:y2="1.411cm">
        <text:p/>
      </draw:line>
      <draw:frame text:anchor-type="page" text:anchor-page-number="1" draw:z-index="1" draw:name="Shape8_0" draw:style-name="gr17" draw:text-style-name="P118" svg:width="2.703cm" svg:height="0.715cm" draw:transform="rotate (0.0872664625997165) translate (1.32644444444444cm 1.21884722222222cm)">
        <draw:text-box>
          <text:p text:style-name="P115"><text:span text:style-name="T180">Série 6</text:span></text:p>
        </draw:text-box>
      </draw:frame>
      <draw:path text:anchor-type="page" text:anchor-page-number="1" draw:z-index="0" draw:name="Shape1" draw:style-name="gr18" draw:text-style-name="P116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17849883" text:style-name="_5f_Numérotation_20_des_20_exercices">
              <text:list-item text:start-value="1">
                <text:h text:style-name="P109" text:outline-level="1" text:restart-numbering="true" text:start-value="1"><text:span text:style-name="_5f_Caractères">Effectue avec ta calculatrice les calculs propo­sés :</text:span></text:h>
                <text:list>
                  <text:list-item text:start-value="1">
                    <text:p text:style-name="P105"><text:span text:style-name="_5f_Caractères">(3 + 7) × 19 = </text:span><text:span text:style-name="_5f_pointillés_20_gris">………...</text:span></text:p>
                  </text:list-item>
                  <text:list-item>
                    <text:p text:style-name="P105"><text:span text:style-name="_5f_Caractères">3 + 7 × 19 = </text:span><text:span text:style-name="_5f_pointillés_20_gris">………...</text:span></text:p>
                  </text:list-item>
                  <text:list-item>
                    <text:p text:style-name="P105"><text:span text:style-name="_5f_Caractères">120 – (30 × 4) = </text:span><text:span text:style-name="_5f_pointillés_20_gris">………...</text:span></text:p>
                  </text:list-item>
                  <text:list-item>
                    <text:p text:style-name="P105"><text:span text:style-name="_5f_Caractères">(120 – 30) × 4 = </text:span><text:span text:style-name="_5f_pointillés_20_gris">…………</text:span></text:p>
                  </text:list-item>
                </text:list>
              </text:list-item>
              <text:list-item>
                <text:h text:style-name="P110" text:outline-level="1"><text:span text:style-name="_5f_Caractères">Effectue, avec ta calculatrice, les calculs sui­vants. Déduis-en l’opération effectuée en premier, souligne-la.</text:span></text:h>
                <text:list>
                  <text:list-item>
                    <text:p text:style-name="P105"><text:span text:style-name="_5f_Caractères">A = 9 × 8 ─ 2 = </text:span><text:span text:style-name="_5f_pointillés_20_gris">….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34255897764837" text:continue-numbering="true" text:style-name="_5f_Numérotation_20_des_20_exercices">
              <text:list-item>
                <text:list>
                  <text:list-item>
                    <text:p text:style-name="P105"><text:span text:style-name="_5f_Caractères">B = 11 + 4 × 5 = </text:span><text:span text:style-name="_5f_pointillés_20_gris">….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34257432918478" text:continue-numbering="true" text:style-name="_5f_Numérotation_20_des_20_exercices">
              <text:list-item>
                <text:list>
                  <text:list-item>
                    <text:p text:style-name="P105"><text:span text:style-name="_5f_Caractères">C = 3 × (4 + 7) = </text:span><text:span text:style-name="_5f_pointillés_20_gris">….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34257701413624" text:continue-numbering="true" text:style-name="_5f_Numérotation_20_des_20_exercices">
              <text:list-item>
                <text:list>
                  <text:list-item>
                    <text:p text:style-name="P105"><text:span text:style-name="_5f_Caractères">D = 12 : (25 ─ 19) = </text:span><text:span text:style-name="_5f_pointillés_20_gris">….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34257076431052" text:continue-numbering="true" text:style-name="_5f_Numérotation_20_des_20_exercices">
              <text:list-item>
                <text:list>
                  <text:list-item>
                    <text:p text:style-name="P105"><text:span text:style-name="_5f_Caractères">E = 10 ─ 8 : 2 = </text:span><text:span text:style-name="_5f_pointillés_20_gris">….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34256888368613" text:continue-numbering="true" text:style-name="_5f_Numérotation_20_des_20_exercices">
              <text:list-item>
                <text:list>
                  <text:list-item>
                    <text:p text:style-name="P105"><text:span text:style-name="_5f_Caractères">F = 15 : 3 × 5 = </text:span><text:span text:style-name="_5f_pointillés_20_gris">….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34256467827042" text:continue-numbering="true" text:style-name="_5f_Numérotation_20_des_20_exercices">
              <text:list-item>
                <text:h text:style-name="P110" text:outline-level="1"><text:span text:style-name="_5f_Caractères">Une compétition d'endurance comporte trois épreuves :</text:span></text:h>
              </text:list-item>
            </text:list>
            <text:h text:style-name="P104" text:outline-level="1"><text:span text:style-name="_5f_Caractères">30 longueurs d'un bassin de 50 m à la nage ;</text:span></text:h>
            <text:h text:style-name="P104" text:outline-level="1"><text:span text:style-name="_5f_Caractères">42 km à vélo ;</text:span></text:h>
            <text:h text:style-name="P104" text:outline-level="1"><text:span text:style-name="_5f_Caractères">12 tours d'un circuit de 800 m en courant.</text:span></text:h>
            <text:h text:style-name="_5f_Paragraphe" text:outline-level="1"><text:span text:style-name="_5f_Caractères">Quelle est la distance totale à parcourir ?</text:span></text:h>
            <text:p text:style-name="P107"><text:span text:style-name="_5f_pointillés_20_gris">…………………………………………………………………..</text:span></text:p>
            <text:p text:style-name="P107"><text:span text:style-name="_5f_pointillés_20_gris">…………………………………………………………………..</text:span></text:p>
            <text:p text:style-name="P107"><text:span text:style-name="_5f_pointillés_20_gris">…………………………………………………………………..</text:span></text:p>
            <text:list xml:id="list134257179615031" text:continue-numbering="true" text:style-name="_5f_Numérotation_20_des_20_exercices">
              <text:list-item>
                <text:h text:style-name="P110" text:outline-level="1"><text:span text:style-name="_5f_Caractères">Dans une planche de 2 m, je coupe quatre morceaux de 28 cm. Quelle est la longueur res­tante ?</text:span></text:h>
              </text:list-item>
            </text:list>
            <text:p text:style-name="P107"><text:span text:style-name="_5f_pointillés_20_gris">…………………………………………………………………..</text:span></text:p>
            <text:p text:style-name="P107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/></text:p>
            <text:list xml:id="list134255857580321" text:continue-numbering="true" text:style-name="_5f_Numérotation_20_des_20_exercices">
              <text:list-item>
                <text:h text:style-name="P110" text:outline-level="1"><text:span text:style-name="_5f_Caractères">3 filles et 5 garçons vont au cinéma. Chacun d'eux paye sa place 6 euros, s'achète un soda à 1,50 euro et une glace à 2 euros. Quelle somme d'argent a été dépensée par l'ensemble du groupe ?</text:span></text:h>
              </text:list-item>
            </text:list>
            <text:p text:style-name="P107"><text:span text:style-name="_5f_pointillés_20_gris">…………………………………………………………………..</text:span></text:p>
            <text:p text:style-name="P107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34257943156274" text:continue-numbering="true" text:style-name="_5f_Numérotation_20_des_20_exercices">
              <text:list-item>
                <text:h text:style-name="P110" text:outline-level="1"><text:span text:style-name="_5f_Caractères">Marie fait ses courses avec deux billets de 20 euros. Elle dépense 29,80 euros et décide de répartir équitablement ce qu'il lui reste entre ses trois enfants. Quelle somme donne-t-elle à chacun de ses enfants ?</text:span></text:h>
              </text:list-item>
            </text:list>
            <text:p text:style-name="P107"><text:span text:style-name="_5f_pointillés_20_gris">…………………………………………………………………..</text:span></text:p>
            <text:p text:style-name="P107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34255854900617" text:continue-numbering="true" text:style-name="_5f_Numérotation_20_des_20_exercices">
              <text:list-item>
                <text:h text:style-name="P110" text:outline-level="1"><text:span text:style-name="_5f_Caractères">Pour organiser un repas, Gustave a besoin de transporter 480 verres et 700 assiettes. Les verres sont rangés par cartons de 24 et les assiettes par cartons de 20. Combien lui faut-il de cartons au to­tal ?</text:span></text:h>
              </text:list-item>
            </text:list>
            <text:p text:style-name="P107"><text:span text:style-name="_5f_pointillés_20_gris">…………………………………………………………………..</text:span></text:p>
            <text:p text:style-name="P107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34256591288452" text:continue-numbering="true" text:style-name="_5f_Numérotation_20_des_20_exercices">
              <text:list-item>
                <text:h text:style-name="P110" text:outline-level="1"><text:span text:style-name="_5f_Caractères">Victor doit rentrer pour 16 h. Il veut aller faire des courses au commerce voisin. Il part en vélo à 15 h. Il sait qu’il met un quart d’heure pour quitter son lotissement, encore cinq minutes pour re­joindre le centre ville, et encore cinq minutes pour atteindre la boutique. Il lui faut cinq minutes pour choisir ce qu’il veut acheter. </text:span></text:h>
                <text:list>
                  <text:list-item>
                    <text:p text:style-name="P108"><text:span text:style-name="_5f_Caractères">Sera-t-il de retour à temps chez lui ? Explique.</text:span></text:p>
                  </text:list-item>
                </text:list>
              </text:list-item>
            </text:list>
            <text:p text:style-name="P107"><text:span text:style-name="_5f_pointillés_20_gris">…………………………………………………………………..</text:span></text:p>
            <text:p text:style-name="P107"><text:span text:style-name="_5f_pointillés_20_gris">…………………………………………………………………..</text:span></text:p>
            <text:p text:style-name="_5f_Paragraphe_5f_Réponse_5f_Pointillés_5f_Grisés"><text:span text:style-name="_5f_pointillés_20_gris">…………………………………………………………………..</text:span></text:p>
            <text:list xml:id="list134257213365497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A-t-il le temps d’aller voir son copain, situé à sept minutes de la boutique ? Explique.</text:span></text:p>
                  </text:list-item>
                </text:list>
              </text:list-item>
            </text:list>
            <text:p text:style-name="P107"><text:span text:style-name="_5f_pointillés_20_gris">…………………………………………………………………..</text:span></text:p>
            <text:p text:style-name="P107"><text:span text:style-name="_5f_pointillés_20_gris">…………………………………………………………………..</text:span></text:p>
            <text:p text:style-name="_5f_Paragraphe_5f_Réponse_5f_Pointillés_5f_Grisés"><text:span text:style-name="Character_5f_20_5f_style">…………………………………………………………………..</text:span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4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4" fo:font-family="'Bitstream Vera Sans'" style:font-style-name="Roman" style:font-family-generic="swiss" style:font-pitch="variable" fo:font-size="10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4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4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4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officeooo:paragraph-rsid="00d4df5c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start" style:justify-single-word="false"/>
      <style:text-properties officeooo:paragraph-rsid="00d4df5c"/>
    </style:style>
    <style:style style:name="MP9" style:family="paragraph" style:parent-style-name="_5f_Header_20_G_20_page_20_impaire_20__28_D_29_">
      <style:text-properties officeooo:paragraph-rsid="01259ec2"/>
    </style:style>
    <style:style style:name="MP10" style:family="paragraph" style:parent-style-name="_5f_Header_20_G_20_page_20_paire_20__28_G_29_">
      <style:text-properties officeooo:paragraph-rsid="00eb2abc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fo:font-size="9pt" style:font-size-asian="9pt" style:font-size-complex="9pt"/>
    </style:style>
    <style:style style:name="MP13" style:family="paragraph" style:parent-style-name="_5f_Header_20_N_20_page_20_impaire_20__28_D_29_">
      <style:paragraph-properties fo:text-align="start" style:justify-single-word="false"/>
    </style:style>
    <style:style style:name="MP14" style:family="paragraph" style:parent-style-name="Footer">
      <style:text-properties officeooo:paragraph-rsid="00d4df5c"/>
    </style:style>
    <style:style style:name="MP1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d7e12c"/>
    </style:style>
    <style:style style:name="MP18" style:family="paragraph" style:parent-style-name="Footer">
      <style:text-properties fo:text-transform="uppercase" fo:color="#808080" loext:opacity="100%" style:font-name="Bitstream Vera Sans4" fo:font-size="9pt" officeooo:rsid="0289fb01" officeooo:paragraph-rsid="0289fb01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20" style:family="paragraph" style:parent-style-name="Footer">
      <style:text-properties fo:text-transform="uppercase" fo:color="#808080" loext:opacity="100%" style:font-name="Bitstream Vera Sans4" fo:font-size="9pt" officeooo:rsid="02966e99" officeooo:paragraph-rsid="02966e99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4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4" style:family="paragraph" style:parent-style-name="Footer">
      <style:text-properties fo:text-transform="uppercase" fo:color="#808080" loext:opacity="100%" style:font-name="Bitstream Vera Sans4" fo:font-size="9pt" officeooo:rsid="028bae53" officeooo:paragraph-rsid="028bae53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6" style:family="paragraph" style:parent-style-name="Footer">
      <style:text-properties fo:text-transform="uppercase" fo:color="#808080" loext:opacity="100%" style:font-name="Bitstream Vera Sans4" fo:font-size="9pt" officeooo:rsid="02826cba" officeooo:paragraph-rsid="02826cba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8" style:family="paragraph" style:parent-style-name="Footer">
      <style:text-properties fo:text-transform="uppercase" fo:color="#808080" loext:opacity="100%" style:font-name="Bitstream Vera Sans4" fo:font-size="9pt" officeooo:rsid="027891e0" officeooo:paragraph-rsid="027891e0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30" style:family="paragraph" style:parent-style-name="Footer">
      <style:text-properties fo:text-transform="uppercase" fo:color="#808080" loext:opacity="100%" style:font-name="Bitstream Vera Sans4" fo:font-size="9pt" officeooo:rsid="0092663a" officeooo:paragraph-rsid="0092663a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32" style:family="paragraph" style:parent-style-name="Footer">
      <style:text-properties fo:text-transform="uppercase" fo:color="#808080" loext:opacity="100%" style:font-name="Bitstream Vera Sans4" fo:font-size="9pt" officeooo:rsid="00863005" officeooo:paragraph-rsid="00863005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4" style:family="paragraph" style:parent-style-name="Footer">
      <style:text-properties officeooo:paragraph-rsid="00863005"/>
    </style:style>
    <style:style style:name="MP3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4" fo:font-size="9pt" officeooo:rsid="02112a83" officeooo:paragraph-rsid="02112a83" fo:background-color="transparent"/>
    </style:style>
    <style:style style:name="MP3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4" fo:font-size="9pt" officeooo:rsid="01f8729d" officeooo:paragraph-rsid="02112a83" fo:background-color="transparent"/>
    </style:style>
    <style:style style:name="MP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8" style:family="paragraph" style:parent-style-name="Header">
      <style:paragraph-properties fo:text-align="center" style:justify-single-word="false"/>
      <style:text-properties officeooo:paragraph-rsid="00ab054e"/>
    </style:style>
    <style:style style:name="MP39" style:family="paragraph" style:parent-style-name="Footer">
      <style:text-properties fo:text-transform="uppercase" fo:color="#808080" loext:opacity="100%" style:font-name="Bitstream Vera Sans4" fo:font-size="9pt" officeooo:rsid="00d4df5c" officeooo:paragraph-rsid="00d4df5c" fo:background-color="transparent"/>
    </style:style>
    <style:style style:name="MP40" style:family="paragraph" style:parent-style-name="_5f_Header_20_G_20_page_20_paire_20__28_G_29_">
      <style:paragraph-properties fo:text-align="start" style:justify-single-word="false"/>
    </style:style>
    <style:style style:name="MP41" style:family="paragraph" style:parent-style-name="Footer">
      <style:text-properties officeooo:paragraph-rsid="030c4d7d"/>
    </style:style>
    <style:style style:name="MP42" style:family="paragraph" style:parent-style-name="_5f_Header_20_G_20_page_20_paire_20__28_G_29_">
      <style:text-properties officeooo:paragraph-rsid="0334a5be"/>
    </style:style>
    <style:style style:name="MP43" style:family="paragraph" style:parent-style-name="Footer">
      <style:text-properties fo:text-transform="uppercase" fo:color="#808080" loext:opacity="100%" style:font-name="Bitstream Vera Sans4" fo:font-size="9pt" officeooo:rsid="030c4d7d" officeooo:paragraph-rsid="030c4d7d" fo:background-color="transparent"/>
    </style:style>
    <style:style style:name="MP44" style:family="paragraph" style:parent-style-name="Header">
      <style:paragraph-properties fo:text-align="start" style:justify-single-word="false"/>
      <style:text-properties officeooo:paragraph-rsid="0289fb01"/>
    </style:style>
    <style:style style:name="MP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4" fo:font-size="9pt" officeooo:rsid="010d91c2" officeooo:paragraph-rsid="010d91c2" fo:background-color="transparent"/>
    </style:style>
    <style:style style:name="MP49" style:family="paragraph" style:parent-style-name="Footer">
      <style:text-properties fo:text-transform="uppercase" fo:color="#808080" loext:opacity="100%" style:font-name="Bitstream Vera Sans4" fo:font-size="9pt" officeooo:rsid="00d8520c" officeooo:paragraph-rsid="00d8520c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4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4" fo:font-size="9pt" officeooo:rsid="01120261" officeooo:paragraph-rsid="01120261" fo:background-color="transparent"/>
    </style:style>
    <style:style style:name="MP52" style:family="paragraph" style:parent-style-name="Footer">
      <style:text-properties officeooo:paragraph-rsid="010f7046"/>
    </style:style>
    <style:style style:name="MP53" style:family="paragraph" style:parent-style-name="Footer">
      <style:text-properties officeooo:paragraph-rsid="01120261"/>
    </style:style>
    <style:style style:name="MP54" style:family="paragraph" style:parent-style-name="Header">
      <style:paragraph-properties fo:margin-left="0cm" fo:margin-right="0cm" fo:text-indent="0cm" style:auto-text-indent="false"/>
    </style:style>
    <style:style style:name="M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4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4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4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4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4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4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4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4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4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4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4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4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4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4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4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4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4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4" fo:font-size="9pt" officeooo:rsid="02b34792" officeooo:paragraph-rsid="02b34792" fo:background-color="transparent"/>
    </style:style>
    <style:style style:name="MT1" style:family="text">
      <style:text-properties officeooo:rsid="01b6dc57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4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4" fo:font-size="9pt" officeooo:rsid="00d4df5c" fo:background-color="transparent" loext:char-shading-value="0"/>
    </style:style>
    <style:style style:name="MT5" style:family="text">
      <style:text-properties fo:text-transform="uppercase" fo:color="#808080" loext:opacity="100%" style:font-name="Bitstream Vera Sans4" fo:font-size="9pt" officeooo:rsid="01ecd3e3" fo:background-color="transparent" loext:char-shading-value="0"/>
    </style:style>
    <style:style style:name="MT6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4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4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4" fo:font-size="9pt" officeooo:rsid="01dfe97b" fo:background-color="transparent" loext:char-shading-value="0"/>
    </style:style>
    <style:style style:name="MT11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2" style:family="text">
      <style:text-properties officeooo:rsid="00b5d2d1"/>
    </style:style>
    <style:style style:name="MT13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4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4" fo:font-size="9pt" officeooo:rsid="009e3fdd" fo:background-color="transparent" loext:char-shading-value="0"/>
    </style:style>
    <style:style style:name="MT16" style:family="text">
      <style:text-properties fo:text-transform="uppercase" fo:color="#808080" loext:opacity="100%" style:font-name="Bitstream Vera Sans4" fo:font-size="9pt" officeooo:rsid="00b5d2d1" fo:background-color="transparent" loext:char-shading-value="0"/>
    </style:style>
    <style:style style:name="MT17" style:family="text">
      <style:text-properties fo:text-transform="uppercase" fo:color="#808080" loext:opacity="100%" style:font-name="Bitstream Vera Sans4" fo:font-size="9pt" officeooo:rsid="00b6801f" fo:background-color="transparent" loext:char-shading-value="0"/>
    </style:style>
    <style:style style:name="MT18" style:family="text">
      <style:text-properties officeooo:rsid="015f088a"/>
    </style:style>
    <style:style style:name="MT19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0" style:family="text">
      <style:text-properties fo:text-transform="uppercase" fo:color="#808080" loext:opacity="100%" style:font-name="Bitstream Vera Sans4" fo:font-size="9pt" officeooo:rsid="01e10c40" fo:background-color="transparent" loext:char-shading-value="0"/>
    </style:style>
    <style:style style:name="MT21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4" fo:font-size="9pt" officeooo:rsid="019c9165" fo:background-color="transparent" loext:char-shading-value="0"/>
    </style:style>
    <style:style style:name="MT23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24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5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26" style:family="text">
      <style:text-properties officeooo:rsid="0160d7ef"/>
    </style:style>
    <style:style style:name="MT27" style:family="text">
      <style:text-properties officeooo:rsid="02735980"/>
    </style:style>
    <style:style style:name="MT28" style:family="text">
      <style:text-properties officeooo:rsid="02757f12"/>
    </style:style>
    <style:style style:name="MT29" style:family="text">
      <style:text-properties officeooo:rsid="0272f9e5"/>
    </style:style>
    <style:style style:name="MT30" style:family="text">
      <style:text-properties officeooo:rsid="026ec296"/>
    </style:style>
    <style:style style:name="MT31" style:family="text">
      <style:text-properties officeooo:rsid="0268e0aa"/>
    </style:style>
    <style:style style:name="MT32" style:family="text">
      <style:text-properties officeooo:rsid="0072f07f"/>
    </style:style>
    <style:style style:name="MT33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34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35" style:family="text">
      <style:text-properties fo:text-transform="uppercase" fo:color="#808080" loext:opacity="100%" style:font-name="Bitstream Vera Sans4" fo:font-size="9pt" officeooo:rsid="00863005" fo:background-color="transparent" loext:char-shading-value="0"/>
    </style:style>
    <style:style style:name="MT36" style:family="text">
      <style:text-properties fo:text-transform="uppercase" fo:color="#808080" loext:opacity="100%" style:font-name="Bitstream Vera Sans4" fo:font-size="9pt" officeooo:rsid="009c03d7" fo:background-color="transparent" loext:char-shading-value="0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38" style:family="text">
      <style:text-properties fo:text-transform="uppercase" fo:color="#808080" loext:opacity="100%" style:font-name="Bitstream Vera Sans4" fo:font-size="9pt" officeooo:rsid="009206bf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4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4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4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4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4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4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4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8" style:family="text">
      <style:text-properties fo:text-transform="uppercase" fo:color="#808080" loext:opacity="100%" style:font-name="Bitstream Vera Sans4" fo:font-size="9pt" officeooo:rsid="0386731d" fo:background-color="transparent" loext:char-shading-value="0"/>
    </style:style>
    <style:style style:name="MT59" style:family="text">
      <style:text-properties fo:text-transform="uppercase" fo:color="#808080" loext:opacity="100%" style:font-name="Bitstream Vera Sans4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4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4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4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4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4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4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4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4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4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4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4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4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4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4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4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4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4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4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4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4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4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4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4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4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4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4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4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4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4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4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4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4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4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4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4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4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4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4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4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4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4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4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4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4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4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4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4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4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4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4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">Calculer : </text:span><text:span text:style-name="MT2">Distributiv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">Distributivité</text:span><text:span text:style-name="MT1"> </text:span></text:p>
      </style:header-left>
      <style:footer>
        <text:p text:style-name="MP1"><draw:frame draw:style-name="Mfr1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95" draw:name="Shape4_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5" draw:name="Shape4_6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3" draw:name="Shape4_8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4" draw:name="Shape4_8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">Calculer : </text:span><text:span text:style-name="MT9">Critères de divisibil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9">Critères de divisibilité</text:span><text:span text:style-name="MT1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9" draw:name="Shape4_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0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10">critères de divisibilité</text:span></text:p></draw:text-box></draw:frame><draw:g text:anchor-type="paragraph" draw:z-index="10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9"><text:span text:style-name="MT11">G</text:span>éométrie plane : Parallèles, perpendiculaires,<text:line-break/> distances</text:p>
      </style:header>
      <style:header-left>
        <text:p text:style-name="MP10"><text:s/><text:span text:style-name="MT11">Géométrie plane</text:span> : <text:span text:style-name="MT12">P</text:span><text:span text:style-name="MT13">arallèles, perpendiculaires,<text:line-break/> </text:span><text:span text:style-name="MT14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5">Géométrie plane : </text:span><text:span text:style-name="MT16">parallèles, perpendiculaires, </text:span><text:span text:style-name="MT17">distances</text:span></text:h></draw:text-box></draw:frame><draw:g text:anchor-type="paragraph" draw:z-index="11" draw:name="Shape4_59" draw:style-name="Mgr1"><draw:path draw:style-name="Mgr4" draw:text-style-name="MP1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12" text:outline-level="1"><text:span text:style-name="MT18">G</text:span>éométrie plane : Parallèles, perpendiculaires, distances</text:h></draw:text-box></draw:frame><draw:g text:anchor-type="paragraph" draw:z-index="12" draw:name="Shape4_62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">Calculer : </text:span><text:span text:style-name="MT19">Diviser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19">Diviser</text:span><text:span text:style-name="MT1"> </text:span></text:p>
      </style:header-left>
      <style:footer>
        <text:p text:style-name="MP1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draw:g text:anchor-type="paragraph" draw:z-index="98" draw:name="Shape4_51" draw:style-name="Mgr1"><draw:path draw:style-name="Mgr2" draw:text-style-name="MP3" svg:width="0.855cm" svg:height="1.172cm" svg:x="7.545cm" svg:y="-0.194cm" svg:viewBox="0 0 856 1173" svg:d="M856 1173h-856v-991c0-100 79-182 175-182h505c97 0 176 82 176 182z"><text:p/></draw:path></draw:g><text:span text:style-name="MT3">calculer</text:span><text:span text:style-name="MT4"> : </text:span><text:span text:style-name="MT20">diviser</text:span></text:p></draw:text-box></draw:frame></text:p>
      </style:footer>
      <style:footer-left>
        <text:p text:style-name="MP1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20">diviser</text:span></text:p></draw:text-box></draw:frame><draw:g text:anchor-type="paragraph" draw:z-index="8" draw:name="Shape4_60" draw:style-name="Mgr1"><draw:path draw:style-name="Mgr2" draw:text-style-name="MP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32" draw:name="Shape4_5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94" draw:name="Shape4_5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5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3">Calculer : <text:span text:style-name="MT21">Multiplier</text:span> </text:p>
      </style:header>
      <style:header-left>
        <text:p text:style-name="MP13">Calculer : <text:span text:style-name="MT21">Multiplier</text:span> </text:p>
      </style:header-left>
      <style:footer>
        <text:p text:style-name="MP1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draw:g text:anchor-type="paragraph" draw:z-index="92" draw:name="Shape4_262" draw:style-name="Mgr1"><draw:path draw:style-name="Mgr2" draw:text-style-name="MP3" svg:width="0.855cm" svg:height="1.172cm" svg:x="7.535cm" svg:y="-0.178cm" svg:viewBox="0 0 856 1173" svg:d="M856 1173h-856v-991c0-100 79-182 175-182h505c97 0 176 82 176 182z"><text:p/></draw:path></draw:g><text:span text:style-name="MT3">calculer</text:span><text:span text:style-name="MT4"> : </text:span><text:span text:style-name="MT22">Multiplier</text:span></text:p></draw:text-box></draw:frame></text:p>
      </style:footer>
      <style:footer-left>
        <text:p text:style-name="MP1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22">Multiplier</text:span></text:p></draw:text-box></draw:frame><draw:g text:anchor-type="paragraph" draw:z-index="93" draw:name="Shape4_55" draw:style-name="Mgr1"><draw:path draw:style-name="Mgr2" draw:text-style-name="MP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89" draw:name="Shape4_5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90" draw:name="Shape4_5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86" draw:name="Shape4_5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3" draw:name="Frame110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draw:g text:anchor-type="paragraph" draw:z-index="87" draw:name="Shape4_47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32" text:anchor-type="paragraph" svg:y="-0.06cm" draw:z-index="0"><draw:text-box fo:min-height="0.499cm" fo:min-width="7.096cm"><draw:frame draw:style-name="Mfr2" draw:name="Frame4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draw:g text:anchor-type="paragraph" draw:z-index="88" draw:name="Shape4_261" draw:style-name="Mgr1"><draw:path draw:style-name="Mgr2" draw:text-style-name="MP3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6">Calculer</text:span> : <text:span text:style-name="MT6">Additionner et soustraire</text:span></text:p>
      </style:header>
      <style:header-left>
        <text:p text:style-name="_5f_Header_20_N_20_page_20_paire_20__28_G_29_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84" draw:name="Shape4_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85" draw:name="Shape4_4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5"><draw:line text:anchor-type="paragraph" draw:z-index="82" draw:name="Shape3_10" draw:style-name="Mgr5" draw:text-style-name="MP16" svg:x1="10.308cm" svg:y1="0.388cm" svg:x2="20.496cm" svg:y2="0.36cm"><text:p/></draw:line><draw:path text:anchor-type="paragraph" draw:z-index="83" draw:name="Shape1_6" draw:style-name="Mgr6" draw:text-style-name="MP17" svg:width="4.329cm" svg:height="2.238cm" svg:x="-1.5cm" svg:y="-1.001cm" svg:viewBox="0 0 4330 2239" svg:d="M0 2239l3984-288c209-15 363-167 345-342l-170-1609h-4159z"><text:p/></draw:path><text:span text:style-name="MT23">Fractions</text:span><text:span text:style-name="MT24"> : </text:span><text:span text:style-name="MT25">Problèmes</text:span><text:span text:style-name="MT24"> </text:span></text:p>
      </style:header>
      <style:header-left>
        <text:p text:style-name="MP15"><draw:path text:anchor-type="paragraph" draw:z-index="77" draw:name="Shape1_9" draw:style-name="Mgr6" draw:text-style-name="MP17" svg:width="4.329cm" svg:height="2.238cm" svg:x="-1.5cm" svg:y="-1.001cm" svg:viewBox="0 0 4330 2239" svg:d="M0 2239l3984-288c209-15 363-167 345-342l-170-1609h-4159z"><text:p/></draw:path><draw:line text:anchor-type="paragraph" draw:z-index="78" draw:name="Shape3_27" draw:style-name="Mgr5" draw:text-style-name="MP16" svg:x1="10.308cm" svg:y1="0.388cm" svg:x2="20.496cm" svg:y2="0.36cm"><text:p/></draw:line><text:span text:style-name="MT23">Fractions</text:span><text:span text:style-name="MT24"> : </text:span><text:span text:style-name="MT25">Problèmes</text:span><text:span text:style-name="MT24"> </text:span></text:p>
      </style:header-left>
      <style:footer>
        <text:p text:style-name="MP1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80" draw:name="Shape4_4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6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81" draw:name="Shape4_4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5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79" draw:name="Shape4_4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19"><draw:line text:anchor-type="paragraph" draw:z-index="75" draw:name="Shape3_9" draw:style-name="Mgr5" draw:text-style-name="MP16" svg:x1="10.37cm" svg:y1="0.365cm" svg:x2="20.496cm" svg:y2="0.36cm"><text:p/></draw:line><draw:path text:anchor-type="paragraph" draw:z-index="76" draw:name="Shape1_4" draw:style-name="Mgr6" draw:text-style-name="MP17" svg:width="4.329cm" svg:height="2.238cm" svg:x="-1.5cm" svg:y="-7.4cm" svg:viewBox="0 0 4330 2239" svg:d="M0 2239l3984-288c209-15 363-167 345-342l-170-1609h-4159z"><text:p/></draw:path><text:span text:style-name="MT27">Fractions</text:span> : <text:span text:style-name="MT27">Opérations</text:span> </text:p>
      </style:header>
      <style:header-left>
        <text:p text:style-name="MP19"><draw:line text:anchor-type="paragraph" draw:z-index="69" draw:name="Shape3_26" draw:style-name="Mgr5" draw:text-style-name="MP16" svg:x1="10.37cm" svg:y1="0.365cm" svg:x2="20.496cm" svg:y2="0.36cm"><text:p/></draw:line><draw:path text:anchor-type="paragraph" draw:z-index="70" draw:name="Shape1_8" draw:style-name="Mgr6" draw:text-style-name="MP17" svg:width="4.329cm" svg:height="2.238cm" svg:x="-1.5cm" svg:y="-7.4cm" svg:viewBox="0 0 4330 2239" svg:d="M0 2239l3984-288c209-15 363-167 345-342l-170-1609h-4159z"><text:p/></draw:path><text:span text:style-name="MT27">Fractions</text:span> : <text:span text:style-name="MT27">Opérations</text:span> </text:p>
      </style:header-left>
      <style:footer>
        <text:p text:style-name="MP1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72" draw:name="Shape4_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6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73" draw:name="Shape4_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71" draw:name="Shape4_3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6" draw:name="Shape4_4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67" draw:name="Shape3_8" draw:style-name="Mgr5" draw:text-style-name="MP16" svg:x1="17.736cm" svg:y1="0.376cm" svg:x2="20.496cm" svg:y2="0.36cm"><text:p/></draw:line><text:span text:style-name="MT28">Fractions</text:span> : <text:span text:style-name="MT28">Fractions, décimaux et comparaison</text:span></text:p>
      </style:header>
      <style:header-left>
        <text:p text:style-name="MP21"><draw:line text:anchor-type="paragraph" draw:z-index="68" draw:name="Shape3_25" draw:style-name="Mgr5" draw:text-style-name="MP16" svg:x1="17.736cm" svg:y1="0.376cm" svg:x2="20.496cm" svg:y2="0.36cm"><text:p/></draw:line><text:span text:style-name="MT28">Fractions</text:span> : <text:span text:style-name="MT28">Fractions, décimaux et comparaison</text:span></text:p>
      </style:header-left>
      <style:footer>
        <text:p text:style-name="MP1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63" draw:name="Shape4_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6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65" draw:name="Shape4_3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64" draw:name="Shape4_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0" draw:name="Shape4_3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3"><draw:line text:anchor-type="paragraph" draw:z-index="61" draw:name="Shape3_24" draw:style-name="Mgr5" draw:text-style-name="MP16" svg:x1="11.52cm" svg:y1="0.376cm" svg:x2="20.496cm" svg:y2="0.36cm"><text:p/></draw:line><text:span text:style-name="MT29">Fractions</text:span> : <text:span text:style-name="MT29">Droite graduée</text:span></text:p>
      </style:header>
      <style:header-left>
        <text:p text:style-name="MP23"><draw:line text:anchor-type="paragraph" draw:z-index="62" draw:name="Shape3_28" draw:style-name="Mgr5" draw:text-style-name="MP16" svg:x1="11.52cm" svg:y1="0.376cm" svg:x2="20.496cm" svg:y2="0.36cm"><text:p/></draw:line><text:span text:style-name="MT29">Fractions</text:span> : <text:span text:style-name="MT29">Droite graduée</text:span></text:p>
      </style:header-left>
      <style:footer>
        <text:p text:style-name="MP1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57" draw:name="Shape4_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6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59" draw:name="Shape4_2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58" draw:name="Shape4_3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4" draw:name="Shape4_3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5"><draw:line text:anchor-type="paragraph" draw:z-index="55" draw:name="Shape3_14" draw:style-name="Mgr5" draw:text-style-name="MP16" svg:x1="12.876cm" svg:y1="0.392cm" svg:x2="20.496cm" svg:y2="0.36cm"><text:p/></draw:line><draw:path text:anchor-type="paragraph" draw:z-index="56" draw:name="Shape1_3" draw:style-name="Mgr6" draw:text-style-name="MP17" svg:width="4.329cm" svg:height="2.238cm" svg:x="-1.8cm" svg:y="-8.982cm" svg:viewBox="0 0 4330 2239" svg:d="M0 2239l3984-288c209-15 363-167 345-342l-170-1609h-4159z"><text:p/></draw:path><text:span text:style-name="MT30">Fractions</text:span> : <text:span text:style-name="MT30">Vocabulaire et sens</text:span></text:p>
      </style:header>
      <style:header-left>
        <text:p text:style-name="MP25"><draw:line text:anchor-type="paragraph" draw:z-index="49" draw:name="Shape3_23" draw:style-name="Mgr5" draw:text-style-name="MP16" svg:x1="12.876cm" svg:y1="0.392cm" svg:x2="20.496cm" svg:y2="0.36cm"><text:p/></draw:line><draw:path text:anchor-type="paragraph" draw:z-index="50" draw:name="Shape1_7" draw:style-name="Mgr6" draw:text-style-name="MP17" svg:width="4.329cm" svg:height="2.238cm" svg:x="-1.8cm" svg:y="-8.982cm" svg:viewBox="0 0 4330 2239" svg:d="M0 2239l3984-288c209-15 363-167 345-342l-170-1609h-4159z"><text:p/></draw:path><text:span text:style-name="MT30">Fractions</text:span> : <text:span text:style-name="MT30">Vocabulaire et sens</text:span></text:p>
      </style:header-left>
      <style:footer>
        <text:p text:style-name="MP1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52" draw:name="Shape4_2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6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53" draw:name="Shape4_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51" draw:name="Shape4_2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6" draw:name="Shape4_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7"><draw:path text:anchor-type="paragraph" draw:z-index="47" draw:name="Shape1_1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48" draw:name="Shape3_13" draw:style-name="Mgr5" draw:text-style-name="MP16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7"><draw:path text:anchor-type="paragraph" draw:z-index="42" draw:name="Shape1_5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43" draw:name="Shape3_21" draw:style-name="Mgr5" draw:text-style-name="MP16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1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pan text:style-name="MT26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44" draw:name="Shape4_2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45" draw:name="Shape4_2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9" draw:name="Shape4_8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29"><draw:line text:anchor-type="paragraph" draw:z-index="40" draw:name="Shape3_6" draw:style-name="Mgr5" draw:text-style-name="MP16" svg:x1="18.701cm" svg:y1="0.36cm" svg:x2="20.497cm" svg:y2="0.36cm"><text:p/></draw:line><text:span text:style-name="MT32">Nombres entiers et décimaux</text:span> : <text:span text:style-name="MT32">Comparer, encadrer</text:span></text:p>
      </style:header>
      <style:header-left>
        <text:p text:style-name="MP29"><draw:line text:anchor-type="paragraph" draw:z-index="41" draw:name="Shape3_5" draw:style-name="Mgr5" draw:text-style-name="MP16" svg:x1="18.701cm" svg:y1="0.36cm" svg:x2="20.497cm" svg:y2="0.36cm"><text:p/></draw:line><text:span text:style-name="MT32">Nombres entiers et décimaux</text:span> : <text:span text:style-name="MT32">Comparer, encadrer</text:span></text:p>
      </style:header-left>
      <style:footer>
        <text:p text:style-name="MP1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6" draw:name="Shape4_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6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8" draw:name="Shape4_1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7" draw:name="Shape4_2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" draw:name="Shape4_2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1"><draw:line text:anchor-type="paragraph" draw:z-index="34" draw:name="Shape3_2" draw:style-name="Mgr5" draw:text-style-name="MP16" svg:x1="16.083cm" svg:y1="0.383cm" svg:x2="20.496cm" svg:y2="0.36cm"><text:p/></draw:line>Nombres entiers et décimaux : Numération</text:p>
      </style:header>
      <style:header-left>
        <text:p text:style-name="MP31"><draw:line text:anchor-type="paragraph" draw:z-index="35" draw:name="Shape3_3" draw:style-name="Mgr5" draw:text-style-name="MP16" svg:x1="16.083cm" svg:y1="0.383cm" svg:x2="20.496cm" svg:y2="0.36cm"><text:p/></draw:line>Nombres entiers et décimaux : Numération</text:p>
      </style:header-left>
      <style:footer>
        <text:p text:style-name="MP1"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26">N</text:span>ombres entiers et décimaux : numération</text:p></draw:text-box></draw:frame><draw:g text:anchor-type="paragraph" draw:z-index="29" draw:name="Shape4_4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421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26">N</text:span>ombres entiers et décimaux : numération</text:p></draw:text-box></draw:frame><draw:g text:anchor-type="paragraph" draw:z-index="31" draw:name="Shape4_8" draw:style-name="Mgr1"><draw:path draw:style-name="Mgr2" draw:text-style-name="MP3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0" draw:name="Shape4_7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2" draw:name="Shape4_11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" draw:name="Shape4_9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3"><draw:line text:anchor-type="paragraph" draw:z-index="27" draw:name="Shape3_15" draw:style-name="Mgr5" draw:text-style-name="MP16" svg:x1="17.597cm" svg:y1="0.383cm" svg:x2="19.595cm" svg:y2="0.383cm"><text:p/></draw:line><text:span text:style-name="MT24">Nombres entiers et décimaux : </text:span><text:span text:style-name="Character_5f_20_5f_style"><text:span text:style-name="MT33">×</text:span></text:span><text:span text:style-name="MT34"> 10, 100, 1000</text:span></text:p>
      </style:header>
      <style:header-left>
        <text:p text:style-name="MP33"><draw:line text:anchor-type="paragraph" draw:z-index="28" draw:name="Shape3_19" draw:style-name="Mgr5" draw:text-style-name="MP16" svg:x1="17.597cm" svg:y1="0.383cm" svg:x2="19.595cm" svg:y2="0.383cm"><text:p/></draw:line><text:span text:style-name="MT24">Nombres entiers et décimaux : </text:span><text:span text:style-name="Character_5f_20_5f_style"><text:span text:style-name="MT33">×</text:span></text:span><text:span text:style-name="MT34"> 10, 100, 1000</text:span></text:p>
      </style:header-left>
      <style:footer>
        <text:p text:style-name="MP1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23" draw:name="Shape4_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5">ombres entiers et décimaux : </text:span><text:span text:style-name="Character_5f_20_5f_style"><text:span text:style-name="MT33">×</text:span></text:span><text:span text:style-name="MT36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5" draw:name="Shape4_1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4" draw:name="Shape4_10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0" draw:name="Shape4_1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1" draw:name="Shape4_1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2" draw:name="Shape4_11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" draw:name="Shape4_1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3"><draw:line text:anchor-type="paragraph" draw:z-index="18" draw:name="Shape3_22" draw:style-name="Mgr7" draw:text-style-name="MP16" svg:x1="16.575cm" svg:y1="0cm" svg:x2="19.073cm" svg:y2="0cm"><text:p/></draw:line><text:span text:style-name="MT24">Nombres entiers et décimaux : </text:span><text:span text:style-name="MT37">La droite graduée</text:span></text:p>
      </style:header>
      <style:header-left>
        <text:p text:style-name="MP33"><draw:line text:anchor-type="paragraph" draw:z-index="19" draw:name="Shape3_37" draw:style-name="Mgr5" draw:text-style-name="MP16" svg:x1="17.999cm" svg:y1="0.36cm" svg:x2="20.497cm" svg:y2="0.36cm"><text:p/></draw:line><text:span text:style-name="MT24">Nombres entiers et décimaux : </text:span><text:span text:style-name="MT37">La droite graduée</text:span></text:p>
      </style:header-left>
      <style:footer>
        <text:p text:style-name="MP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15" draw:name="Shape4_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5">ombres entiers et décimaux : </text:span><text:span text:style-name="MT38">la droite graduée</text:span></text:p></draw:text-box></draw:frame></text:p>
      </style:footer>
      <style:footer-left>
        <text:p text:style-name="MP1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16" draw:name="Shape4_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5">ombres entiers et décimaux : </text:span><text:span text:style-name="MT38">la droite graduée</text:span></text:p></draw:text-box></draw:frame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96" draw:name="Shape4_8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7" draw:name="Shape4_8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" draw:name="Shape4_2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39">Priorités opératoires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39">Priorités opératoires</text:span><text:span text:style-name="MT1"> </text:span></text:p>
      </style:header-left>
      <style:footer>
        <text:h text:style-name="_5f_Footer_20_page_20_paire_20__28_G_29_" text:outline-level="1"><draw:frame draw:style-name="Mfr4" draw:name="Frame2271" text:anchor-type="paragraph" svg:x="0.931cm" svg:y="-0.025cm" draw:z-index="4"><draw:text-box fo:min-height="0.499cm" fo:min-width="7.096cm"><text:p text:style-name="MP4"><text:span text:style-name="MT3">calculer</text:span><text:span text:style-name="MT4"> : </text:span><text:span text:style-name="MT40">priorités opératoires</text:span></text:p></draw:text-box></draw:frame><draw:g text:anchor-type="char" draw:z-index="333" draw:name="Shape4_67" draw:style-name="Mgr8"><draw:path draw:style-name="Mgr2" draw:text-style-name="MP3" svg:width="0.855cm" svg:height="1.172cm" svg:x="-0.071cm" svg:y="-0.175cm" svg:viewBox="0 0 856 1173" svg:d="M856 1173h-856v-991c0-100 79-182 175-182h505c97 0 176 82 176 182z"><text:p/></draw:path></draw:g><text:page-number text:select-page="current">156</text:page-number></text:h>
      </style:footer>
      <style:footer-left>
        <text:p text:style-name="MP1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157</text:page-number></text:p></draw:text-box></draw:frame><text:p text:style-name="MP8"><text:span text:style-name="MT3">calculer</text:span><text:span text:style-name="MT4"> : </text:span><text:span text:style-name="MT40">priorités opératoires</text:span></text:p></draw:text-box></draw:frame><draw:g text:anchor-type="paragraph" draw:z-index="97" draw:name="Shape4_69" draw:style-name="Mgr1"><draw:path draw:style-name="Mgr2" draw:text-style-name="MP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29" draw:name="Shape4_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30" draw:name="Shape4_7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7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26" draw:name="Shape4_6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27" draw:name="Shape4_8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8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324" draw:name="Shape4_8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Résoudre des problèmes</text:p></draw:text-box></draw:frame><draw:g text:anchor-type="paragraph" draw:z-index="325" draw:name="Shape4_97" draw:style-name="Mgr1"><draw:path draw:style-name="Mgr2" draw:text-style-name="MP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5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321" draw:name="Shape4_70" draw:style-name="Mgr1"><draw:path draw:style-name="Mgr3" draw:text-style-name="MP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322" draw:name="Shape4_9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91" draw:style-name="Mgr1"><draw:path draw:style-name="Mgr3" draw:text-style-name="MP37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8"><text:span text:style-name="MT50">Repères du plan : Se repérer</text:span> </text:p>
      </style:header>
      <style:header-left>
        <text:p text:style-name="MP38"><text:span text:style-name="MT50">Repères du plan : Se repérer</text:span> </text:p>
      </style:header-left>
      <style:footer>
        <text:p text:style-name="MP1"><draw:frame draw:style-name="Mfr3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319" draw:name="Shape4_11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5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320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5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316" draw:name="Shape4_7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317" draw:name="Shape4_75" draw:style-name="Mgr1"><draw:path draw:style-name="Mgr3" draw:text-style-name="MP37" svg:width="0.855cm" svg:height="1.172cm" svg:x="-0.268cm" svg:y="-0.175cm" svg:viewBox="0 0 856 1173" svg:d="M856 1173h-856v-991c0-100 79-182 175-182h505c97 0 176 82 176 182z"><text:p/></draw:path></draw:g><draw:g text:anchor-type="paragraph" draw:z-index="318" draw:name="Shape4_25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8"><text:span text:style-name="MT50">Repères du plan : Se repérer</text:span> </text:p>
      </style:header>
      <style:header-left>
        <text:p text:style-name="MP38"><text:span text:style-name="MT50">Repères du plan : Se repérer</text:span> </text:p>
      </style:header-left>
      <style:footer>
        <text:p text:style-name="MP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314" draw:name="Shape4_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5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315" draw:name="Shape4_7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12" draw:name="Shape3_7" draw:style-name="Mgr9" draw:text-style-name="MP16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0"><draw:line text:anchor-type="paragraph" draw:z-index="313" draw:name="Shape3_29" draw:style-name="Mgr9" draw:text-style-name="MP16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7">Comprendre la notion d’angle</text:span></text:h></draw:text-box></draw:frame><draw:frame draw:style-name="Mfr5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2"><draw:line text:anchor-type="paragraph" draw:z-index="311" draw:name="Shape3_33" draw:style-name="Mgr9" draw:text-style-name="MP16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5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/text:p>
      </style:footer>
      <style:footer-left>
        <text:p text:style-name="MP5"><draw:frame draw:style-name="Mfr3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10" draw:name="Shape3_35" draw:style-name="Mgr9" draw:text-style-name="MP16" svg:x1="11.344cm" svg:y1="0.358cm" svg:x2="20.497cm" svg:y2="0.36cm"><text:p/></draw:line><text:span text:style-name="MT62">Angles </text:span>: Nommer un angle</text:p>
      </style:header>
      <style:footer>
        <text:p text:style-name="MP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07" draw:name="Shape4_1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08" draw:name="Shape4_18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18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06" draw:name="Shape3_30" draw:style-name="Mgr9" draw:text-style-name="MP16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5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05" draw:name="Shape4_17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03" draw:name="Shape3_31" draw:style-name="Mgr9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04" draw:name="Shape3_32" draw:style-name="Mgr9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5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00" draw:name="Shape4_18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01" draw:name="Shape4_18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18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298" draw:name="Shape3_34" draw:style-name="Mgr9" draw:text-style-name="MP16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299" draw:name="Shape3_36" draw:style-name="Mgr9" draw:text-style-name="MP16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draw:frame draw:style-name="Mfr5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70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4"><draw:line text:anchor-type="paragraph" draw:z-index="295" draw:name="Shape3_12" draw:style-name="Mgr5" draw:text-style-name="MP16" svg:x1="10.308cm" svg:y1="0.388cm" svg:x2="20.496cm" svg:y2="0.36cm"><text:p/></draw:line><draw:path text:anchor-type="paragraph" draw:z-index="296" draw:name="Shape1_2" draw:style-name="Mgr6" draw:text-style-name="MP17" svg:width="4.329cm" svg:height="2.238cm" svg:x="-1.5cm" svg:y="-1.001cm" svg:viewBox="0 0 4330 2239" svg:d="M0 2239l3984-288c209-15 363-167 345-342l-170-1609h-4159z"><text:p/></draw:path><text:span text:style-name="MT23">Fractions</text:span><text:span text:style-name="MT24"> : </text:span><text:span text:style-name="MT25">Problèmes</text:span><text:span text:style-name="MT24"> </text:span></text:p>
      </style:header>
      <style:footer>
        <text:p text:style-name="MP1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297" draw:name="Shape4_25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6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92" draw:name="Shape3_4" draw:style-name="Mgr10" draw:text-style-name="MP16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94" draw:name="Shape3_18" draw:style-name="Mgr10" draw:text-style-name="MP16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93" draw:name="Shape4_103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89" draw:name="Shape4_7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90" draw:name="Shape4_10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10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5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Proportionnalité et pourcentages : proportionalité</text:p></draw:text-box></draw:frame><draw:g text:anchor-type="paragraph" draw:z-index="287" draw:name="Shape4_2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: </text:p></draw:text-box></draw:frame><draw:g text:anchor-type="paragraph" draw:z-index="288" draw:name="Shape4_25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1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draw:g text:anchor-type="paragraph" draw:z-index="285" draw:name="Shape4_73" draw:style-name="Mgr1"><draw:path draw:style-name="Mgr3" draw:text-style-name="MP37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86" draw:name="Shape4_8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5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Proportionnalité et pourcentages : proportionalité</text:p></draw:text-box></draw:frame><draw:g text:anchor-type="paragraph" draw:z-index="283" draw:name="Shape4_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: </text:p></draw:text-box></draw:frame><draw:g text:anchor-type="paragraph" draw:z-index="284" draw:name="Shape4_9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81" draw:name="Shape4_9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80">Proportionnalité et pourcentages : </text:span><text:span text:style-name="MT79">pourcentages</text:span></text:p></draw:text-box></draw:frame><draw:g text:anchor-type="paragraph" draw:z-index="282" draw:name="Shape4_112" draw:style-name="Mgr1"><draw:path draw:style-name="Mgr3" draw:text-style-name="MP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78" draw:name="Shape4_9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79" draw:name="Shape4_10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10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1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75" draw:name="Shape4_94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5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76" draw:name="Shape4_95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77" draw:name="Shape4_96" draw:style-name="Mgr1"><draw:path draw:style-name="Mgr11" draw:text-style-name="MP4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72" draw:name="Shape4_1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73" draw:name="Shape4_1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11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69" draw:name="Shape3_11" draw:style-name="Mgr10" draw:text-style-name="MP16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271" draw:name="Shape3_20" draw:style-name="Mgr10" draw:text-style-name="MP16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70" draw:name="Shape4_113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66" draw:name="Shape4_1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67" draw:name="Shape4_11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11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63" draw:name="Shape3_16" draw:style-name="Mgr10" draw:text-style-name="MP16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4"><draw:line text:anchor-type="paragraph" draw:z-index="265" draw:name="Shape3_17" draw:style-name="Mgr10" draw:text-style-name="MP16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1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64" draw:name="Shape4_107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60" draw:name="Shape4_10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61" draw:name="Shape4_12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2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5"><draw:frame draw:style-name="Mfr5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58" draw:name="Shape4_109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/text:p>
      </style:footer>
      <style:footer-left>
        <text:p text:style-name="MP55"><draw:frame draw:style-name="Mfr5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draw:g text:anchor-type="paragraph" draw:z-index="259" draw:name="Shape4_122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8"> </text:span></text:p></draw:text-box></draw:frame><draw:g text:anchor-type="paragraph" draw:z-index="257" draw:name="Shape4_145" draw:style-name="Mgr1"><draw:path draw:style-name="Mgr2" draw:text-style-name="MP3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Conversions d’unités : longueurs</text:p></draw:text-box></draw:frame><draw:g text:anchor-type="paragraph" draw:z-index="254" draw:name="Shape4_1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55" draw:name="Shape4_13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256" draw:name="Shape4_177" draw:style-name="Mgr1"><draw:path draw:style-name="Mgr2" draw:text-style-name="MP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longueurs</text:span><text:span text:style-name="MT8"> </text:span></text:p></draw:text-box></draw:frame><draw:g text:anchor-type="paragraph" draw:z-index="251" draw:name="Shape4_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52" draw:name="Shape4_12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12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8"> </text:span></text:p></draw:text-box></draw:frame><draw:g text:anchor-type="paragraph" draw:z-index="248" draw:name="Shape4_1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49" draw:name="Shape4_12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13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0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8"> </text:span></text:p></draw:text-box></draw:frame><draw:g text:anchor-type="paragraph" draw:z-index="245" draw:name="Shape4_1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g text:anchor-type="paragraph" draw:z-index="246" draw:name="Shape4_1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247" draw:name="Shape4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8"> </text:span></text:p></draw:text-box></draw:frame><draw:g text:anchor-type="paragraph" draw:z-index="242" draw:name="Shape4_1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43" draw:name="Shape4_13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1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8"> </text:span></text:p></draw:text-box></draw:frame><draw:g text:anchor-type="paragraph" draw:z-index="241" draw:name="Shape4_14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38" draw:name="Shape4_13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39" draw:name="Shape4_13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13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36" draw:name="Shape4_1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237" draw:name="Shape4_1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233" draw:name="Shape4_1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34" draw:name="Shape4_14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14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8"> </text:span></text:p></draw:text-box></draw:frame><draw:g text:anchor-type="paragraph" draw:z-index="231" draw:name="Shape4_14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232" draw:name="Shape4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228" draw:name="Shape4_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29" draw:name="Shape4_15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227" draw:name="Shape4_1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225" draw:name="Shape4_1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11">Conversions d’unités </text:span><text:span text:style-name="MT8">: </text:span><text:span text:style-name="MT111">problèmes</text:span></text:p></draw:text-box></draw:frame><draw:g text:anchor-type="paragraph" draw:z-index="226" draw:name="Shape4_63" draw:style-name="Mgr1"><draw:path draw:style-name="Mgr2" draw:text-style-name="MP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6">Conversions d’unités : </text:span><text:span text:style-name="MT109">Problèmes</text:span></text:p>
      </style:header>
      <style:header-left>
        <text:p text:style-name="MP62"><text:span text:style-name="MT96">Conversions d’unités : </text:span><text:span text:style-name="MT109">Problèmes</text:span></text:p>
      </style:header-left>
      <style:footer>
        <text:p text:style-name="MP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223" draw:name="Shape4_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<text:span text:style-name="MT92">Conversions d’unités : </text:span><text:span text:style-name="MT110">problèmes</text:span></text:p></draw:text-box></draw:frame><draw:g text:anchor-type="paragraph" draw:z-index="224" draw:name="Shape4_142" draw:style-name="Mgr1"><draw:path draw:style-name="Mgr2" draw:text-style-name="MP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20" draw:name="Shape4_1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21" draw:name="Shape4_15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15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12"><text:s text:c="15"/>A</text:span>ires : Aire et unité</text:p>
      </style:header>
      <style:header-left>
        <text:p text:style-name="MP63"><text:span text:style-name="MT112"><text:s text:c="15"/>A</text:span>ires : Aire et unité</text:p>
      </style:header-left>
      <style:footer>
        <text:p text:style-name="MP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219" draw:name="Shape4_157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1">Géométrie plane, </text:span><text:span text:style-name="MT113">partie 1</text:span> : <text:span text:style-name="MT114">Assembler et décomposer</text:span></text:p>
      </style:header>
      <style:footer>
        <text:p text:style-name="MP1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217" draw:name="Shape4_216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218" draw:name="Shape4_21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, </text:span><text:span text:style-name="MT116">partie 1</text:span><text:span text:style-name="MT15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5" draw:name="Shape4_21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6" draw:name="Shape4_21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1">Géométrie plane, </text:span><text:span text:style-name="MT113">partie 1</text:span> : <text:span text:style-name="MT122">coder</text:span></text:p>
      </style:header>
      <style:footer>
        <text:p text:style-name="MP1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213" draw:name="Shape4_211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5">Géométrie plane, </text:span><text:span text:style-name="MT116">partie 1</text:span><text:span text:style-name="MT15"> : </text:span><text:span text:style-name="MT123">coder</text:span></text:p></draw:text-box></draw:frame><draw:g text:anchor-type="paragraph" draw:z-index="214" draw:name="Shape4_212" draw:style-name="Mgr1"><draw:path draw:style-name="Mgr4" draw:text-style-name="MP1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header-left>
        <text:p text:style-name="MP67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1" draw:name="Shape4_20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2" draw:name="Shape4_21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1">Géométrie plane</text:span> : <text:span text:style-name="MT12">P</text:span><text:span text:style-name="MT13">arallèles, perpendiculaires,<text:line-break/> </text:span><text:span text:style-name="MT14">distances</text:span></text:p>
      </style:header>
      <style:footer>
        <text:p text:style-name="MP1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209" draw:name="Shape4_20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16">Parallèles, perpendiculaires, </text:span><text:span text:style-name="MT17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5">Géométrie plane : </text:span><text:span text:style-name="MT16">parallèles, perpendiculaires, </text:span><text:span text:style-name="MT17">distances</text:span></text:p></draw:text-box></draw:frame><draw:g text:anchor-type="paragraph" draw:z-index="210" draw:name="Shape4_206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207" draw:name="Shape4_20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208" draw:name="Shape4_1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1">Géométrie plane</text:span> : <text:span text:style-name="MT125">Milieu, alignement, </text:span><text:span text:style-name="MT126">appartenance</text:span></text:p>
      </style:header>
      <style:footer>
        <text:p text:style-name="MP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205" draw:name="Shape4_1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206" draw:name="Shape4_1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203" draw:name="Shape4_1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204" draw:name="Shape4_1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1">Géométrie plane</text:span> : <text:span text:style-name="MT11">Points, droites </text:span><text:span text:style-name="MT131">et cercles</text:span></text:p>
      </style:header>
      <style:footer>
        <text:p text:style-name="MP5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201" draw:name="Shape4_20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32">et cercles</text:span></text:p></draw:text-box></draw:frame></text:p>
      </style:footer>
      <style:footer-left>
        <text:p text:style-name="MP5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202" draw:name="Shape4_2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99" draw:name="Shape4_2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200" draw:name="Shape4_20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8"><text:span text:style-name="MT50">Repères du plan : Se repérer</text:span> </text:p>
      </style:header>
      <style:footer>
        <text:p text:style-name="MP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97" draw:name="Shape4_1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5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98" draw:name="Shape4_1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">Repères du plan : Se </text:span><text:span text:style-name="MT136">déplacer</text:span></text:p></draw:text-box></draw:frame><draw:g text:anchor-type="paragraph" draw:z-index="195" draw:name="Shape4_192" draw:style-name="Mgr1"><draw:path draw:style-name="Mgr4" draw:text-style-name="MP1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<text:span text:style-name="MT8">Repères du plan : se </text:span><text:span text:style-name="MT136">déplacer</text:span></text:p></draw:text-box></draw:frame><draw:g text:anchor-type="paragraph" draw:z-index="196" draw:name="Shape4_19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8"><text:span text:style-name="MT50">Repères du plan : Se repérer</text:span> </text:p>
      </style:header>
      <style:footer>
        <text:p text:style-name="MP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93" draw:name="Shape4_19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5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94" draw:name="Shape4_19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5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Repères du plan : Se repérer</text:p></draw:text-box></draw:frame><draw:g text:anchor-type="paragraph" draw:z-index="191" draw:name="Shape4_11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Repères du plan : se repérer</text:p></draw:text-box></draw:frame><draw:g text:anchor-type="paragraph" draw:z-index="192" draw:name="Shape4_18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5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90" draw:name="Shape4_179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183" draw:name="Shape7_8" draw:style-name="Mgr10" draw:text-style-name="MP16" svg:x1="9.042cm" svg:y1="0.36cm" svg:x2="20.461cm" svg:y2="0.36cm"><text:p/></draw:line><draw:path text:anchor-type="paragraph" draw:z-index="184" draw:name="Shape5_1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185" draw:name="Shape6_2" draw:style-name="Mgr13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T<text:span text:style-name="MT139">itre de la série</text:span></text:p>
      </style:header>
      <style:header-left>
        <text:p text:style-name="MP77"><draw:line text:anchor-type="paragraph" draw:z-index="187" draw:name="Shape7_9" draw:style-name="Mgr10" draw:text-style-name="MP16" svg:x1="9.042cm" svg:y1="0.36cm" svg:x2="20.461cm" svg:y2="0.36cm"><text:p/></draw:line><draw:path text:anchor-type="paragraph" draw:z-index="188" draw:name="Shape5_2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189" draw:name="Shape6_5" draw:style-name="Mgr13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86" draw:name="Shape8_5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12"><text:s text:c="15"/>A</text:span>ires : Aires de triangles</text:p>
      </style:header>
      <style:footer>
        <text:p text:style-name="MP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82" draw:name="Shape4_178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79" draw:name="Shape4_18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80" draw:name="Shape4_18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8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71"><text:s text:c="15"/>A</text:span><text:span text:style-name="MT141">ires : Problèmes d’aires</text:span></text:p>
      </style:header>
      <style:footer>
        <text:p text:style-name="MP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78" draw:name="Shape4_169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75" draw:name="Shape4_1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76" draw:name="Shape4_1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6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72" draw:name="Shape4_17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73" draw:name="Shape4_17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7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12"><text:s text:c="15"/>A</text:span>ires : Aires de disques</text:p>
      </style:header>
      <style:footer>
        <text:p text:style-name="MP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71" draw:name="Shape4_173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164" draw:name="Shape5_3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165" draw:name="Shape6_3" draw:style-name="Mgr13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line text:anchor-type="paragraph" draw:z-index="166" draw:name="Shape7_6" draw:style-name="Mgr10" draw:text-style-name="MP16" svg:x1="9.042cm" svg:y1="0.36cm" svg:x2="20.461cm" svg:y2="0.36cm"><text:p/></draw:line>T<text:span text:style-name="MT139">itre de la série</text:span></text:p>
      </style:header>
      <style:header-left>
        <text:p text:style-name="MP77"><draw:path text:anchor-type="paragraph" draw:z-index="168" draw:name="Shape5_4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169" draw:name="Shape6_4" draw:style-name="Mgr13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line text:anchor-type="paragraph" draw:z-index="170" draw:name="Shape7_3" draw:style-name="Mgr10" draw:text-style-name="MP16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67" draw:name="Shape8_4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17849883" text:style-name="_5f_Numérotation_20_des_20_exercices">
          <text:list-item>
            <text:list>
              <text:list-item>
                <text:p text:style-name="MP86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162" draw:name="Shape4_174" draw:style-name="Mgr1"><draw:path draw:style-name="Mgr11" draw:text-style-name="MP4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4257203164739" text:continue-numbering="true" text:style-name="_5f_Numérotation_20_des_20_exercices">
          <text:list-item>
            <text:list>
              <text:list-item>
                <text:p text:style-name="MP86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163" draw:name="Shape4_175" draw:style-name="Mgr1"><draw:path draw:style-name="Mgr11" draw:text-style-name="MP4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60" draw:name="Shape4_19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61" draw:name="Shape4_19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11">Géométrie plane</text:span> : <text:span text:style-name="MT145">D</text:span><text:span text:style-name="MT11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158" draw:name="Shape4_19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5">droites, </text:span><text:span text:style-name="MT148">DEMI-droites et segments</text:span></text:p></draw:text-box></draw:frame></text:p>
      </style:footer>
      <style:footer-left>
        <text:p text:style-name="MP5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59" draw:name="Shape4_19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12"><text:s text:c="15"/>A</text:span>ires : Aire par comptage</text:p>
      </style:header>
      <style:footer>
        <text:p text:style-name="MP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57" draw:name="Shape4_165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54" draw:name="Shape4_16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55" draw:name="Shape4_16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6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51" draw:name="Shape4_15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52" draw:name="Shape4_15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12"><text:s text:c="15"/>A</text:span>ires : Calculer une aire</text:p>
      </style:header>
      <style:footer>
        <text:p text:style-name="MP1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150" draw:name="Shape4_161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header-left>
        <text:p text:style-name="MP92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148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149" draw:name="Shape10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5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46" draw:name="Shape4_2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147" draw:name="Shape4_20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line text:anchor-type="paragraph" draw:z-index="142" draw:name="Shape9" draw:style-name="Mgr9" draw:text-style-name="MP16" svg:x1="11.559cm" svg:y1="0.36cm" svg:x2="20.5cm" svg:y2="0.36cm"><text:p/></draw:line><draw:frame text:anchor-type="paragraph" draw:z-index="143" draw:name="Shape8" draw:style-name="Mgr13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path text:anchor-type="paragraph" draw:z-index="144" draw:name="Shape7" draw:style-name="Mgr14" draw:text-style-name="MP98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145" draw:name="Shape1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141" draw:name="Shape4_21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1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40" draw:name="Shape4_218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138" draw:name="Shape4_2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139" draw:name="Shape4_22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footer>
        <text:p text:style-name="MP5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136" draw:name="Shape10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137" draw:name="Shape10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135" draw:name="Shape4_22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133" draw:name="Shape4_25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5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solides : Vocabulaire, NatuRE</text:p></draw:text-box></draw:frame><draw:g text:anchor-type="paragraph" draw:z-index="134" draw:name="Shape4_256" draw:style-name="Mgr1"><draw:path draw:style-name="Mgr4" draw:text-style-name="MP1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header-left>
        <text:p text:style-name="MP69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31" draw:name="Shape4_22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32" draw:name="Shape4_2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129" draw:name="Shape4_22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130" draw:name="Shape4_25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<text:span text:style-name="MT169">patrons</text:span></text:p></draw:text-box></draw:frame><draw:g text:anchor-type="paragraph" draw:z-index="127" draw:name="Shape4_2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128" draw:name="Shape4_252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125" draw:name="Shape4_2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126" draw:name="Shape4_2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23" draw:name="Shape4_2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24" draw:name="Shape4_2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21" draw:name="Shape4_24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22" draw:name="Shape4_248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4"> : </text:span><text:span text:style-name="MT176">Reconnaissance et axes</text:span></text:p>
      </style:header>
      <style:footer>
        <text:p text:style-name="MP1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119" draw:name="Shape4_24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5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120" draw:name="Shape4_24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7" draw:name="Shape4_24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8" draw:name="Shape4_24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4"> : </text:span><text:span text:style-name="MT175">Médiatrice d’un segment</text:span></text:p>
      </style:header>
      <style:footer>
        <text:p text:style-name="MP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115" draw:name="Shape4_2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116" draw:name="Shape4_24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3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3" draw:name="Shape4_2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ymétrie axiale : constructions</text:p></draw:text-box></draw:frame><draw:g text:anchor-type="paragraph" draw:z-index="114" draw:name="Shape4_24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14">ymétrie axiale : Constructions</text:span></text:p>
      </style:header>
      <style:footer>
        <text:p text:style-name="MP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111" draw:name="Shape4_2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51">S</text:span>ymétrie axiale : Constructions</text:h></draw:text-box></draw:frame></text:p>
      </style:footer>
      <style:footer-left>
        <text:p text:style-name="MP5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112" draw:name="Shape4_23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9" draw:name="Shape4_23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0" draw:name="Shape4_23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14"> : </text:span><text:span text:style-name="MT180">Axes de symétrie de figures</text:span></text:p>
      </style:header>
      <style:header-left>
        <text:p text:style-name="MP108"><text:span text:style-name="MT179">Symétrie axiale</text:span><text:span text:style-name="MT14"> : </text:span><text:span text:style-name="MT180">Axes de symétrie de figures</text:span></text:p>
      </style:header-left>
      <style:footer>
        <text:p text:style-name="MP1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107" draw:name="Shape4_2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51">S</text:span>ymétrie axiale : axes de symétrie de figures</text:p></draw:text-box></draw:frame></text:p>
      </style:footer>
      <style:footer-left>
        <text:p text:style-name="MP5"><draw:frame draw:style-name="Mfr3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108" draw:name="Shape4_23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5" draw:name="Shape4_23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6" draw:name="Shape4_23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1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103" draw:name="Shape4_23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propriétés</text:p></draw:text-box></draw:frame></text:p>
      </style:footer>
      <style:footer-left>
        <text:p text:style-name="MP5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04" draw:name="Shape4_23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1" draw:name="Shape4_2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2" draw:name="Shape4_22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51">S</text:span>ymétrie axiale : pour aller plus loin</text:p>
      </style:header>
      <style:footer>
        <text:p text:style-name="MP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99" draw:name="Shape4_4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our aller plus loin</text:p></draw:text-box></draw:frame></text:p>
      </style:footer>
      <style:footer-left>
        <text:p text:style-name="MP5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00" draw:name="Shape4_22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6T13:42:53.499000000</dc:date>
    <meta:editing-duration>P3DT2H19M44S</meta:editing-duration>
    <meta:editing-cycles>428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778" meta:word-count="3005" meta:character-count="19810" meta:non-whitespace-character-count="17209"/>
    <meta:template xlink:type="simple" xlink:actuate="onRequest" xlink:title="Modele_cahier_numerique" xlink:href="../../../../../../.cache/evolution/tmp/evolution-oj-KCJdrr/Modele_cahier_numerique.ott" meta:date="2021-06-26T11:37:57.266475964"/>
  </office:meta>
</office:document-meta>
</file>